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8.7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8.963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  <style:paragraph-properties fo:text-align="center"/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808080" fo:font-size="96pt" style:font-size-asian="96pt" style:font-size-complex="9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8.763cm" svg:x="1.4cm" svg:y="0.837cm" presentation:class="subtitle" presentation:user-transformed="true">
          <draw:text-box>
            <text:p><text:span text:style-name="T1">Pelo Sangue</text:span></text:p>
            <text:p><text:span text:style-name="T2">Renascer Prai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O sacrifício vivo se </text:span></text:p>
            <text:p text:style-name="P2"><text:span text:style-name="T3">entregou por mim</text:span></text:p>
            <text:p text:style-name="P2"><text:span text:style-name="T3">Com armas de amor </text:span></text:p>
            <text:p text:style-name="P2"><text:span text:style-name="T3">Ele lutou até o fim</text:span></text:p>
            <text:p text:style-name="P2"><text:span text:style-name="T3">Vestido de silêncio</text:span></text:p>
            <text:p text:style-name="P2"><text:span text:style-name="T3">O semblante era de d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8.763cm" svg:x="1.4cm" svg:y="0.837cm" presentation:class="subtitle" presentation:user-transformed="true">
          <draw:text-box>
            <text:p text:style-name="P2"><text:span text:style-name="T3">A todos que o feriu </text:span></text:p>
            <text:p text:style-name="P2"><text:span text:style-name="T3">lá no calvário perdoou</text:span></text:p>
            <text:p text:style-name="P2"><text:span text:style-name="T3">Subiu naquela cruz sem </text:span></text:p>
            <text:p text:style-name="P2"><text:span text:style-name="T3">nada reclamar</text:span></text:p>
            <text:p text:style-name="P2"><text:span text:style-name="T3">Cordeiro imaculado que </text:span></text:p>
            <text:p text:style-name="P2"><text:span text:style-name="T3">sofreu por me am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E a minha vida foi lavada pelo sangue de Jesus</text:span></text:p>
            <text:p text:style-name="P2"><text:span text:style-name="T3">Minha história dividiu</text:span></text:p>
            <text:p text:style-name="P2"><text:span text:style-name="T3">Antes e depois</text:span></text:p>
            <text:p text:style-name="P2"><text:span text:style-name="T3">Pelo sangue</text:span></text:p>
            <text:p text:style-name="P2"><text:span text:style-name="T3">Pelo sangue de Jes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Fui salvo pelo sangue</text:span></text:p>
            <text:p text:style-name="P2"><text:span text:style-name="T3">Fui curado pelo sangue</text:span></text:p>
            <text:p text:style-name="P2"><text:span text:style-name="T3">Fui liberto pelo sangue</text:span></text:p>
            <text:p text:style-name="P2"><text:span text:style-name="T3">Fui comprado pelo sangu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8.763cm" svg:x="1.4cm" svg:y="0.837cm" presentation:class="subtitle" presentation:user-transformed="true">
          <draw:text-box>
            <text:p text:style-name="P2"><text:span text:style-name="T3">O sangue de Jesus</text:span></text:p>
            <text:p text:style-name="P2"><text:span text:style-name="T3">Que me leva até o céu</text:span></text:p>
            <text:p text:style-name="P2"><text:span text:style-name="T3">O sangue de Jesus</text:span></text:p>
            <text:p text:style-name="P2"><text:span text:style-name="T3">Vermelho, forte e fiel</text:span></text:p>
            <text:p text:style-name="P2"><text:span text:style-name="T3">Suportou a cruz a preço de sangue</text:span></text:p>
            <text:p text:style-name="P2"><text:span text:style-name="T3">Por amor</text:span></text:p>
            <text:p text:style-name="P2"><text:span text:style-name="T3">Precioso sangue de Jes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O sacrifício vivo eu</text:span></text:p>
            <text:p text:style-name="P2"><text:span text:style-name="T3">quero ser pra Deus</text:span></text:p>
            <text:p text:style-name="P2"><text:span text:style-name="T3">Tão puro e agradável como</text:span></text:p>
            <text:p text:style-name="P2"><text:span text:style-name="T3">Cristo ofereceu</text:span></text:p>
            <text:p text:style-name="P2"><text:span text:style-name="T3">Com a Sua verdade,</text:span></text:p>
            <text:p text:style-name="P2"><text:span text:style-name="T3">vou me comprometer</text:span></text:p>
            <text:p text:style-name="P2"><text:span text:style-name="T3">E ser exemplo vivo de</text:span></text:p>
            <text:p text:style-name="P2"><text:span text:style-name="T3">Sua graça e pod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8.763cm" svg:x="1.4cm" svg:y="0.837cm" presentation:class="subtitle" presentation:user-transformed="true">
          <draw:text-box>
            <text:p text:style-name="P2"><text:span text:style-name="T3">Amar como a mim mesmo</text:span></text:p>
            <text:p text:style-name="P2"><text:span text:style-name="T3"><text:s/></text:span><text:span text:style-name="T3">a quem me odiar</text:span></text:p>
            <text:p text:style-name="P2"><text:span text:style-name="T3">Usar as minhas mãos pra</text:span></text:p>
            <text:p text:style-name="P2"><text:span text:style-name="T3"><text:s/></text:span><text:span text:style-name="T3">outras mãos abenço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E já não vivo eu</text:span></text:p>
            <text:p text:style-name="P2"><text:span text:style-name="T3">Mas agora Jesus Cristo</text:span></text:p>
            <text:p text:style-name="P2"><text:span text:style-name="T3"><text:s/></text:span><text:span text:style-name="T3">vive em mim</text:span></text:p>
            <text:p text:style-name="P2"><text:span text:style-name="T3">O meu passado apagou</text:span></text:p>
            <text:p text:style-name="P2"><text:span text:style-name="T3">Tudo perdoou pelo sangue</text:span></text:p>
            <text:p text:style-name="P2"><text:span text:style-name="T3">Pelo sangue de Jes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8.963cm" svg:x="1.4cm" svg:y="0.837cm" presentation:class="subtitle" presentation:user-transformed="true">
          <draw:text-box>
            <text:p text:style-name="P2"><text:span text:style-name="T3">Fui salvo pelo sangue</text:span></text:p>
            <text:p text:style-name="P2"><text:span text:style-name="T3">Fui curado pelo sangue</text:span></text:p>
            <text:p text:style-name="P2"><text:span text:style-name="T3">Fui liberto pelo sangue</text:span></text:p>
            <text:p text:style-name="P2"><text:span text:style-name="T3">Fui comprado pelo sangu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8.763cm" svg:x="1.4cm" svg:y="0.837cm" presentation:class="subtitle" presentation:user-transformed="true">
          <draw:text-box>
            <text:p text:style-name="P2"><text:span text:style-name="T3">O sangue de Jesus</text:span></text:p>
            <text:p text:style-name="P2"><text:span text:style-name="T3">Que me leva até o céu</text:span></text:p>
            <text:p text:style-name="P2"><text:span text:style-name="T3">O sangue de Jesus</text:span></text:p>
            <text:p text:style-name="P2"><text:span text:style-name="T3">Vermelho, forte e fiel</text:span></text:p>
            <text:p text:style-name="P2"><text:span text:style-name="T3">Suportou a cruz a preço de sangue</text:span></text:p>
            <text:p text:style-name="P2"><text:span text:style-name="T3">Por amor</text:span></text:p>
            <text:p text:style-name="P2"><text:span text:style-name="T3">Precioso sangue de Jes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8.963cm" svg:x="1.4cm" svg:y="0.837cm" presentation:class="subtitle" presentation:user-transformed="true">
          <draw:text-box>
            <text:p text:style-name="P2"><text:span text:style-name="T3">Fui salvo pelo sangue</text:span></text:p>
            <text:p text:style-name="P2"><text:span text:style-name="T3">Fui curado pelo sangue</text:span></text:p>
            <text:p text:style-name="P2"><text:span text:style-name="T3">Fui liberto pelo sangue</text:span></text:p>
            <text:p text:style-name="P2"><text:span text:style-name="T3">Fui comprado pelo sangu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8.763cm" svg:x="1.4cm" svg:y="0.837cm" presentation:class="subtitle" presentation:user-transformed="true">
          <draw:text-box>
            <text:p text:style-name="P2"><text:span text:style-name="T3">O sangue de Jesus</text:span></text:p>
            <text:p text:style-name="P2"><text:span text:style-name="T3">Que me leva até o céu</text:span></text:p>
            <text:p text:style-name="P2"><text:span text:style-name="T3">O sangue de Jesus</text:span></text:p>
            <text:p text:style-name="P2"><text:span text:style-name="T3">Vermelho, forte e fiel</text:span></text:p>
            <text:p text:style-name="P2"><text:span text:style-name="T3">Suportou a cruz a preço de sangue</text:span></text:p>
            <text:p text:style-name="P2"><text:span text:style-name="T3">Por amor</text:span></text:p>
            <text:p text:style-name="P2"><text:span text:style-name="T3">Precioso sangue de Jes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3:15:57.667261305</meta:creation-date>
    <dc:date>2017-02-12T13:35:18.058630288</dc:date>
    <meta:editing-duration>PT8M22S</meta:editing-duration>
    <meta:editing-cycles>12</meta:editing-cycles>
    <meta:generator>LibreOffice/5.2.5.1$Linux_X86_64 LibreOffice_project/20m0$Build-1</meta:generator>
    <meta:document-statistic meta:object-count="60"/>
  </office:meta>
</office:document-meta>
</file>